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ol star atmospheres (taken from Hallinan, 2008 intro):</text:p>
      <text:p text:style-name="Preformatted_20_Text">This reduction in activity may be associated with the decreasing fractional ionization of the photosphere and atmosphere with later spectral type, such that magnetic fields become decoupled from the increasingly cool and neutral atmosphere, reducing the dissipation of magnetic field energy and hence the heating of the plasma (2 references given).</text:p>
      <text:p text:style-name="Preformatted_20_Text">Importantly, this reduction in the non radiative heating of plasma to chromospheric and coronal temperatures does not necessarily imply a drop in magnetic field strengths and filling factors.</text:p>
      <text:p text:style-name="Preformatted_20_Text"/>
      <text:p text:style-name="Preformatted_20_Text"/>
      <text:p text:style-name="P1">Making radio light curves</text:p>
      <text:p text:style-name="Preformatted_20_Text">Used the 'uvsub' routine to subtract the resulting source models for the background sources from the visibility data. The source was shifted to the phase center, and light curves were generated by plotting th real part of the complex visibilities as a function of ti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WenQuanYi Micro Hei1"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4-21T16:10:56</dc:date>
    <dc:creator>Eamon </dc:creator>
    <meta:generator>LibreOffice/3.4$Unix LibreOffice_project/340m1$Build-402</meta:generator>
    <meta:document-statistic meta:table-count="0" meta:image-count="0" meta:object-count="0" meta:page-count="1" meta:paragraph-count="5" meta:word-count="136" meta:character-count="890" meta:non-whitespace-character-count="758"/>
    <meta:editing-duration>PT8M20S</meta:editing-duration>
    <meta:editing-cycles>1</meta:editing-cycles>
  </office:meta>
</office:document-meta>
</file>